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3f0cad" officeooo:paragraph-rsid="000f6e22"/>
    </style:style>
    <style:style style:name="P2" style:family="paragraph" style:parent-style-name="Footer">
      <style:text-properties style:font-name="Arial" officeooo:rsid="003f0cad" officeooo:paragraph-rsid="00108d2c"/>
    </style:style>
    <style:style style:name="P3" style:family="paragraph" style:parent-style-name="Text_20_body">
      <style:text-properties officeooo:rsid="000f6e22" officeooo:paragraph-rsid="000f6e22"/>
    </style:style>
    <style:style style:name="P4" style:family="paragraph" style:parent-style-name="Title">
      <style:text-properties officeooo:rsid="000f6e22" officeooo:paragraph-rsid="000f6e22"/>
    </style:style>
    <style:style style:name="P5" style:family="paragraph" style:parent-style-name="Subtitle">
      <style:text-properties officeooo:rsid="000f6e22" officeooo:paragraph-rsid="000f6e22"/>
    </style:style>
    <style:style style:name="P6" style:family="paragraph" style:parent-style-name="Text_20_body" style:list-style-name="L1">
      <style:text-properties officeooo:rsid="0015e3d4" officeooo:paragraph-rsid="0015e3d4"/>
    </style:style>
    <style:style style:name="P7" style:family="paragraph" style:parent-style-name="Text_20_body" style:list-style-name="L2">
      <style:text-properties officeooo:rsid="0015e3d4" officeooo:paragraph-rsid="001838b4"/>
    </style:style>
    <style:style style:name="P8" style:family="paragraph" style:parent-style-name="Text_20_body" style:list-style-name="L2">
      <style:text-properties officeooo:paragraph-rsid="001838b4"/>
    </style:style>
    <style:style style:name="P9" style:family="paragraph" style:parent-style-name="Text_20_body" style:list-style-name="L2">
      <style:text-properties officeooo:paragraph-rsid="0016c121"/>
    </style:style>
    <style:style style:name="P10" style:family="paragraph" style:parent-style-name="Text_20_body">
      <style:paragraph-properties fo:text-align="justify" style:justify-single-word="false"/>
      <style:text-properties officeooo:rsid="001a4f81" officeooo:paragraph-rsid="001a4f81"/>
    </style:style>
    <style:style style:name="P11" style:family="paragraph" style:parent-style-name="Heading_20_1" style:list-style-name="">
      <style:text-properties officeooo:rsid="000f6e22" officeooo:paragraph-rsid="000f6e22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officeooo:rsid="001000e1"/>
    </style:style>
    <style:style style:name="T2" style:family="text">
      <style:text-properties officeooo:rsid="0015e3d4"/>
    </style:style>
    <style:style style:name="T3" style:family="text">
      <style:text-properties officeooo:rsid="0016c121"/>
    </style:style>
    <style:style style:name="T4" style:family="text">
      <style:text-properties officeooo:rsid="001838b4"/>
    </style:style>
    <style:style style:name="T5" style:family="text">
      <style:text-properties officeooo:rsid="0019987d"/>
    </style:style>
    <style:style style:name="T6" style:family="text">
      <style:text-properties officeooo:rsid="001b530b"/>
    </style:style>
    <style:style style:name="T7" style:family="text">
      <style:text-properties officeooo:rsid="001d2072"/>
    </style:style>
    <style:style style:name="T8" style:family="text">
      <style:text-properties officeooo:rsid="001e37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nake vs Schlanga : Jalon <text:span text:style-name="T2">3</text:span></text:p>
      <text:p text:style-name="P5">équipe : RNGesus</text:p>
      <text:p text:style-name="P3"/>
      <text:h text:style-name="P11" text:outline-level="1"/>
      <text:h text:style-name="P12" text:outline-level="1">Instructions pour compiler</text:h>
      <text:list xml:id="list1303878697751123079" text:style-name="L1">
        <text:list-item>
          <text:p text:style-name="P6">Pour compiler, lancer <text:span text:style-name="code">make</text:span>, cela générera deux exécutables :</text:p>
          <text:list>
            <text:list-item>
              <text:p text:style-name="P6"><text:span text:style-name="code">snake</text:span> : le jeu <text:span text:style-name="T8">à</text:span> lancer a partir de la console</text:p>
            </text:list-item>
            <text:list-item>
              <text:p text:style-name="P6"><text:span text:style-name="code">snake_test</text:span> : le jeu de test unitaire</text:p>
            </text:list-item>
          </text:list>
        </text:list-item>
      </text:list>
      <text:h text:style-name="Heading_20_1" text:outline-level="1">documents rendu</text:h>
      <text:list xml:id="list5773512806345660520" text:style-name="L2">
        <text:list-item>
          <text:p text:style-name="P7"><text:span text:style-name="normal"><text:span text:style-name="T4">Jeux de tests unitaires : exécutable </text:span></text:span><text:span text:style-name="code">snake_test</text:span></text:p>
        </text:list-item>
        <text:list-item>
          <text:p text:style-name="P8"><text:span text:style-name="normal"><text:span text:style-name="T2">Traces d’exécution avec Valgrind : fichier</text:span></text:span><text:span text:style-name="code"><text:span text:style-name="T2"> </text:span></text:span><text:span text:style-name="code">valgrind.log</text:span></text:p>
        </text:list-item>
        <text:list-item>
          <text:p text:style-name="P9"><text:span text:style-name="normal"><text:span text:style-name="T3">Documentation doxygen au format HTML : dossier </text:span></text:span><text:span text:style-name="code">Documentation. </text:span><text:span text:style-name="normal"><text:span text:style-name="T8">Chercher </text:span></text:span><text:span text:style-name="code">index.html</text:span><text:span text:style-name="normal"><text:span text:style-name="T8"> et ouvrir avec un navigateur.</text:span></text:span></text:p>
        </text:list-item>
        <text:list-item>
          <text:p text:style-name="P8"><text:span text:style-name="T2">C</text:span>ourte docu<text:span text:style-name="normal">mentat</text:span>ion technique : <text:span text:style-name="normal"><text:span text:style-name="T5">ci-dessous</text:span></text:span></text:p>
        </text:list-item>
      </text:list>
      <text:h text:style-name="Heading_20_1" text:outline-level="1">Courte documentation technique</text:h>
      <text:p text:style-name="P10">En l'état <text:span text:style-name="T7">actuel</text:span>, il est possible de jouer au jeu en mode console en utilisant les touches z, q, s et d du clavier. Le schlanga <text:span text:style-name="T7">se déplace en évitant de s’enfermer tout seul</text:span>. Il reste encore a <text:span text:style-name="T7">implémenter une IA </text:span>offensive, des variantes <text:span text:style-name="T7">de jeu</text:span>, <text:span text:style-name="T7">ainsi que les options facultatives décrites dans le cahier des charge, si nous en avons le temp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style:font-name="Courier" fo:font-family="Courier" style:font-style-name="Normal" style:font-family-generic="modern" style:font-pitch="fixed" fo:font-size="14pt" fo:font-style="normal" officeooo:rsid="0015e3d4" fo:background-color="transparent" style:font-size-asian="10.5pt" style:font-style-asian="normal" style:font-style-complex="normal" style:text-overline-style="none" style:text-overline-color="#cccccc"/>
    </style:style>
    <style:style style:name="normal" style:family="text">
      <style:text-properties fo:font-size="14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3f0cad" officeooo:paragraph-rsid="000f6e22"/>
    </style:style>
    <style:style style:name="MP2" style:family="paragraph" style:parent-style-name="Footer">
      <style:text-properties style:font-name="Arial" officeooo:rsid="003f0cad" officeooo:paragraph-rsid="00108d2c"/>
    </style:style>
    <style:style style:name="MT1" style:family="text">
      <style:text-properties officeooo:rsid="001000e1"/>
    </style:style>
    <style:style style:name="MT2" style:family="text">
      <style:text-properties officeooo:rsid="0015e3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INTIER – HINGE – BOURGEOIS – FELLER</text:p>
        <text:p text:style-name="MP2">« Snake vs Schlangà » - <text:span text:style-name="MT1">Jalon</text:span> 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arus </meta:initial-creator>
    <meta:creation-date>2016-03-21T18:44:52.625210035</meta:creation-date>
    <dc:date>2016-04-18T22:50:19.566873618</dc:date>
    <dc:creator>Sindarus </dc:creator>
    <meta:editing-duration>PT4H47M10S</meta:editing-duration>
    <meta:editing-cycles>16</meta:editing-cycles>
    <meta:generator>LibreOffice/5.0.5.2$Linux_X86_64 LibreOffice_project/00m0$Build-2</meta:generator>
    <meta:document-statistic meta:table-count="0" meta:image-count="0" meta:object-count="0" meta:page-count="2" meta:paragraph-count="15" meta:word-count="160" meta:character-count="929" meta:non-whitespace-character-count="788"/>
  </office:meta>
</office:document-meta>
</file>